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/>
    <style:font-face style:name="roboto condensed" svg:font-family="'roboto condensed'"/>
    <style:font-face style:name="Times New Roman2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Heading">
      <style:paragraph-properties fo:margin-left="0cm" fo:margin-right="0cm" fo:orphans="2" fo:widows="2" fo:text-indent="0cm" style:auto-text-indent="false"/>
      <style:text-properties fo:font-variant="normal" fo:text-transform="none" fo:color="#333333" style:font-name="roboto condensed" fo:font-size="10.5pt" fo:letter-spacing="normal" fo:font-style="normal" fo:font-weight="bold"/>
    </style:style>
    <style:style style:name="P2" style:family="paragraph" style:parent-style-name="List_20_Heading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roboto condensed" fo:font-size="10.5pt" fo:letter-spacing="normal" fo:font-style="normal" fo:font-weight="bold"/>
    </style:style>
    <style:style style:name="P3" style:family="paragraph" style:parent-style-name="List_20_Contents">
      <style:paragraph-properties fo:margin-left="0cm" fo:margin-right="0cm" fo:orphans="2" fo:widows="2" fo:text-indent="0cm" style:auto-text-indent="false"/>
      <style:text-properties fo:font-variant="normal" fo:text-transform="none" fo:color="#333333" style:font-name="roboto condensed" fo:font-size="10.5pt" fo:letter-spacing="normal" fo:font-style="normal" fo:font-weight="normal"/>
    </style:style>
    <style:style style:name="P4" style:family="paragraph" style:parent-style-name="List_20_Contents">
      <style:paragraph-properties fo:margin-left="0cm" fo:margin-right="0cm" fo:orphans="2" fo:widows="2" fo:text-indent="0cm" style:auto-text-indent="false"/>
    </style:style>
    <style:style style:name="P5" style:family="paragraph" style:parent-style-name="_3c_l_3e_">
      <style:text-properties style:font-name="Times New Roman2"/>
    </style:style>
    <style:style style:name="T1" style:family="text">
      <style:text-properties fo:font-variant="normal" fo:text-transform="none" fo:color="#333333" style:font-name="roboto condensed" fo:font-size="10.5pt" fo:letter-spacing="normal" fo:font-style="normal" fo:font-weight="normal"/>
    </style:style>
    <style:style style:name="T2" style:family="text">
      <style:text-properties fo:font-variant="normal" fo:text-transform="none" fo:color="#004080" style:text-line-through-style="none" style:font-name="Times New Roman1" fo:font-size="14pt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5" style:family="text">
      <style:text-properties fo:font-variant="normal" fo:text-transform="none" style:font-name="Times New Roman1" fo:font-size="14pt" fo:letter-spacing="normal" fo:font-style="normal" fo:font-weight="normal"/>
    </style:style>
    <style:style style:name="T6" style:family="text">
      <style:text-properties style:font-name="Times New Roman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éorgiques. Livre IV</text:h>
      <text:p text:style-name="_3c_l_3e_">Non te nullius exercent numinis irae;</text:p>
      <text:p text:style-name="_3c_l_3e_">magna luis commissa: tibi has miserabilis Orpheus</text:p>
      <text:p text:style-name="_3c_l_3e_">haudquaquam ob meritum poenas, ni fata resistant,</text:p>
      <text:p text:style-name="_3c_l_3e_">suscitat et rapta grauiter pro coniuge saeuit.</text:p>
      <text:p text:style-name="_3c_l_3e_">Illa quidem, dum te fugeret per flumina praeceps,</text:p>
      <text:p text:style-name="_3c_l_3e_">immanem ante pedes hydrum moritura puella</text:p>
      <text:p text:style-name="_3c_l_3e_">seruantem ripas alta non uidit in herba.</text:p>
      <text:p text:style-name="_3c_l_3e_"/>
      <text:p text:style-name="_3c_l_3e_"><text:span text:style-name="_3c_pb_3e_">[4,460]</text:span>At chorus aequalis Dryadum clamore supremos</text:p>
      <text:p text:style-name="_3c_l_3e_">implerunt montes; flerunt Rhodopeiae arces</text:p>
      <text:p text:style-name="_3c_l_3e_">altaque Pangaea et Rhesi mauortia tellus</text:p>
      <text:p text:style-name="_3c_l_3e_">atque Getae atque Hebrus et Actias Orithyia.</text:p>
      <text:p text:style-name="_3c_l_3e_">Ipse caua solans aegrum testudine amorem</text:p>
      <text:p text:style-name="_3c_l_3e_">te, dulcis coniunx, te solo in litore secum,</text:p>
      <text:p text:style-name="_3c_l_3e_">te ueniente die, te decedente canebat.</text:p>
      <text:p text:style-name="_3c_l_3e_">Taenarias etiam fauces, alta ostia Ditis,</text:p>
      <text:p text:style-name="_3c_l_3e_">et caligantem nigra formidine lucum</text:p>
      <text:p text:style-name="_3c_l_3e_">ingressus manesque adiit regemque tremendum</text:p>
      <text:p text:style-name="_3c_l_3e_"/>
      <text:p text:style-name="_3c_l_3e_"><text:span text:style-name="_3c_pb_3e_">[4,470]</text:span>nesciaque humanis precibus mansuescere corda.</text:p>
      <text:p text:style-name="_3c_l_3e_">At cantu commotae Erebi de sedibus imis</text:p>
      <text:p text:style-name="_3c_l_3e_">umbrae ibant tenues simulacraque luce carentum,</text:p>
      <text:p text:style-name="_3c_l_3e_">quam multa in foliis auium se milia condunt</text:p>
      <text:p text:style-name="_3c_l_3e_">uesper ubi aut hibernus agit de montibus imber,</text:p>
      <text:p text:style-name="_3c_l_3e_">matres atque uiri defunctaque corpora uita</text:p>
      <text:p text:style-name="_3c_l_3e_">magnanimum heroum, pueri innuptaeque puellae,</text:p>
      <text:p text:style-name="_3c_l_3e_">impositique rogis iuuenes ante ora parentum,</text:p>
      <text:p text:style-name="_3c_l_3e_">quos circum limus niger et deformis harundo</text:p>
      <text:p text:style-name="_3c_l_3e_">Cocyti tardaque palus inamabilis unda</text:p>
      <text:p text:style-name="_3c_l_3e_"/>
      <text:p text:style-name="_3c_l_3e_"><text:span text:style-name="_3c_pb_3e_">[4,480]</text:span>alligat et nouiens Styx interfusa coercet.</text:p>
      <text:p text:style-name="_3c_l_3e_">Quin ipsae stupuere domus atque intima Leti</text:p>
      <text:p text:style-name="_3c_l_3e_">tartara caeruleosque implexae crinibus angues</text:p>
      <text:p text:style-name="_3c_l_3e_">Eumenides, tenuitque inhians tria Cerberus ora</text:p>
      <text:p text:style-name="_3c_l_3e_">atque Ixionii uento rota constitit orbis.</text:p>
      <text:p text:style-name="_3c_l_3e_"><text:soft-page-break/>Iamque pedem referens casus euaserat omnes;</text:p>
      <text:p text:style-name="_3c_l_3e_">redditaque Eurydice superas ueniebat ad auras,</text:p>
      <text:p text:style-name="_3c_l_3e_">pone sequens, namque hanc dederat Proserpina legem,</text:p>
      <text:p text:style-name="_3c_l_3e_">cum subita incautum dementia cepit amantem,</text:p>
      <text:p text:style-name="_3c_l_3e_">ignoscenda quidem, scirent si ignoscere manes.</text:p>
      <text:p text:style-name="_3c_l_3e_"/>
      <text:p text:style-name="_3c_l_3e_"><text:span text:style-name="_3c_pb_3e_">[4,490]</text:span>Restitit Eurydicenque suam iam luce sub ipsa</text:p>
      <text:p text:style-name="_3c_l_3e_">immemor heu! uictusque animi respexit. Ibi omnis</text:p>
      <text:p text:style-name="_3c_l_3e_">effusus labor atque immitis rupta tyranni</text:p>
      <text:p text:style-name="_3c_l_3e_">foedera, terque fragor stagnis auditus Auernis.</text:p>
      <text:p text:style-name="_3c_l_3e_">Illa, Quis et me, inquit, miseram et te perdidit, Orpheu,</text:p>
      <text:p text:style-name="_3c_l_3e_">quis tantus furor? En iterum crudelia retro</text:p>
      <text:p text:style-name="_3c_l_3e_">Fata uocant, conditque natantia lumina somnus.</text:p>
      <text:p text:style-name="_3c_l_3e_">Iamque uale: feror ingenti circumdata nocte</text:p>
      <text:p text:style-name="_3c_l_3e_">inualidasque tibi tendens, heu non tua, palmas!</text:p>
      <text:p text:style-name="_3c_l_3e_">dixit et ex oculis subito, ceu fumus in auras</text:p>
      <text:p text:style-name="_3c_l_3e_"/>
      <text:p text:style-name="_3c_l_3e_"><text:span text:style-name="_3c_pb_3e_">[4,500]</text:span>commixtus tenues, fugit diuersa, neque illum,</text:p>
      <text:p text:style-name="_3c_l_3e_">prensantem nequiquam umbras et multa uolentem</text:p>
      <text:p text:style-name="_3c_l_3e_">dicere, praeterea uidit, nec portitor Orci</text:p>
      <text:p text:style-name="_3c_l_3e_">amplius obiectam passus transire paludem.</text:p>
      <text:p text:style-name="_3c_l_3e_">Quid faceret? Quo se rapta bis coniuge ferret?</text:p>
      <text:p text:style-name="_3c_l_3e_">Quo fletu Manis, quae numina uoce moueret?</text:p>
      <text:p text:style-name="_3c_l_3e_">Illa quidem Stygia nabat iam frigida cumba.</text:p>
      <text:p text:style-name="_3c_l_3e_">Septem illum totos perhibent ex ordine menses</text:p>
      <text:p text:style-name="_3c_l_3e_">rupe sub aëria deserti ad Strymonis undam</text:p>
      <text:p text:style-name="_3c_l_3e_">flesse sibi et gelidis haec euoluisse sub antris</text:p>
      <text:p text:style-name="_3c_l_3e_"/>
      <text:p text:style-name="_3c_l_3e_"><text:span text:style-name="_3c_pb_3e_">[4,510]</text:span>mulcentem tigres et agentem carmine quercus;</text:p>
      <text:p text:style-name="_3c_l_3e_">qualis populea maerens philomela sub umbra</text:p>
      <text:p text:style-name="_3c_l_3e_">amissos queritur fetus, quos durus arator</text:p>
      <text:p text:style-name="_3c_l_3e_">obseruans nido implumes detraxit; at illa</text:p>
      <text:p text:style-name="_3c_l_3e_">flet noctem ramoque sedens miserabile carmen</text:p>
      <text:p text:style-name="_3c_l_3e_">integrat et maestis late loca questibus implet.</text:p>
      <text:p text:style-name="_3c_l_3e_">Nulla Venus, non ulli animum flexere hymenaei.</text:p>
      <text:p text:style-name="_3c_l_3e_">Solus Hyperboreas glacies Tanaimque niualem</text:p>
      <text:p text:style-name="_3c_l_3e_">aruaque Rhipaeis numquam uiduata pruinis</text:p>
      <text:p text:style-name="_3c_l_3e_"><text:soft-page-break/>lustrabat raptam Eurydicen atque inrita Ditis</text:p>
      <text:p text:style-name="_3c_l_3e_"/>
      <text:p text:style-name="_3c_l_3e_"><text:span text:style-name="_3c_pb_3e_">[4,520]</text:span>dona querens; spretae Ciconum quo munere matres</text:p>
      <text:p text:style-name="_3c_l_3e_">inter sacra deum nocturnique orgia Bacchi</text:p>
      <text:p text:style-name="_3c_l_3e_">discerptum latos iuuenem sparsere per agros.</text:p>
      <text:p text:style-name="_3c_l_3e_">Tum quoque marmorea caput a ceruice reuulsum</text:p>
      <text:p text:style-name="_3c_l_3e_">gurgite cum medio portans Oeagrius Hebrus</text:p>
      <text:p text:style-name="_3c_l_3e_">uolueret, Eurydicen uox ipsa et frigida lingua</text:p>
      <text:p text:style-name="_3c_l_3e_">ah miseram Eurydicen! anima fugiente uocabat:</text:p>
      <text:p text:style-name="_3c_l_3e_">Eurydicen toto referebant flumine ripae.</text:p>
      <text:p text:style-name="_3c_l_3e_">Haec Proteus, et se iactu dedit aequor in altum,</text:p>
      <text:p text:style-name="_3c_l_3e_">quaque dedit, spumantem undam sub uertice torsi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/>
    <style:font-face style:name="roboto condensed" svg:font-family="'roboto condensed'"/>
    <style:font-face style:name="Times New Roman2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0.3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_3c_argument_3e_" style:display-name="&lt;argument&gt;" style:family="paragraph" style:parent-style-name="Text_20_body">
      <style:paragraph-properties fo:margin-left="1cm" fo:margin-right="1cm" fo:text-indent="0cm" style:auto-text-indent="false"/>
      <style:text-properties fo:font-style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_3c_l_3e_" style:display-name="&lt;l&gt;" style:family="paragraph" style:parent-style-name="Text_20_body">
      <style:paragraph-properties fo:text-align="center" style:justify-single-word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3c_pb_3e_" style:display-name="&lt;pb&gt;" style:family="text">
      <style:text-properties fo:color="#ff3333" style:text-position="sub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rolina Suchecka</meta:initial-creator>
    <meta:creation-date>2019-03-24T12:23:45.39</meta:creation-date>
    <dc:date>2019-10-31T08:37:32.84</dc:date>
    <dc:creator>Karolina Suchecka</dc:creator>
    <meta:editing-duration>P1DT5H30M21S</meta:editing-duration>
    <meta:editing-cycles>9</meta:editing-cycles>
    <meta:generator>OpenOffice/4.1.6$Win32 OpenOffice.org_project/416m1$Build-9790</meta:generator>
    <meta:document-statistic meta:table-count="0" meta:image-count="0" meta:object-count="0" meta:page-count="3" meta:paragraph-count="78" meta:word-count="499" meta:character-count="3446"/>
  </office:meta>
</office:document-meta>
</file>